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B86881DD7F2AB105BB.png" manifest:media-type="image/png"/>
  <manifest:file-entry manifest:full-path="Pictures/10000000000004B20000041BFD6CA80C5BEE0277.png" manifest:media-type="image/png"/>
  <manifest:file-entry manifest:full-path="Pictures/10000000000004B200000254574CFF4AD57EBA51.png" manifest:media-type="image/png"/>
  <manifest:file-entry manifest:full-path="Pictures/10000000000004B200000378E331BC997CABA3FC.png" manifest:media-type="image/png"/>
  <manifest:file-entry manifest:full-path="Pictures/10000000000004B20000023BD7C16A5F37AEA0CC.png" manifest:media-type="image/png"/>
  <manifest:file-entry manifest:full-path="Pictures/10000000000004B2000001D5D74CE0B6BFEA5BB1.png" manifest:media-type="image/png"/>
  <manifest:file-entry manifest:full-path="Pictures/10000000000004B2000001F752E43AED35DC28EA.png" manifest:media-type="image/png"/>
  <manifest:file-entry manifest:full-path="Pictures/10000000000004B200000424306A852E039DAA71.png" manifest:media-type="image/png"/>
  <manifest:file-entry manifest:full-path="Pictures/10000000000004B20000035CC6B71627C2B82BCC.png" manifest:media-type="image/png"/>
  <manifest:file-entry manifest:full-path="Pictures/10000000000004B20000037C0CAB3BF790E7A090.png" manifest:media-type="image/png"/>
  <manifest:file-entry manifest:full-path="Pictures/10000000000004B20000040EF105B34CC5509B8B.png" manifest:media-type="image/png"/>
  <manifest:file-entry manifest:full-path="Pictures/10000000000004B20000035CBD9AD2074B512BF6.png" manifest:media-type="image/png"/>
  <manifest:file-entry manifest:full-path="Pictures/10000000000004B2000002D24B3068E3EC204E23.png" manifest:media-type="image/png"/>
  <manifest:file-entry manifest:full-path="Pictures/10000000000004B200000316800BBC7CA719CCA4.png" manifest:media-type="image/png"/>
  <manifest:file-entry manifest:full-path="Pictures/10000000000004B2000001FC7981D1145002A6E4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Pictures/10000000000004B20000028E5F327895C4526B0B.png" manifest:media-type="image/png"/>
  <manifest:file-entry manifest:full-path="Pictures/10000000000004B200000358663299E9DE2535BF.png" manifest:media-type="image/png"/>
  <manifest:file-entry manifest:full-path="Pictures/10000000000004B2000002ECC654A4BE00AC019F.png" manifest:media-type="image/png"/>
  <manifest:file-entry manifest:full-path="Pictures/10000000000004B2000002380F2F1F698141DAC9.png" manifest:media-type="image/png"/>
  <manifest:file-entry manifest:full-path="Pictures/10000000000004B2000001BF0111560E9C38DE3C.png" manifest:media-type="image/png"/>
  <manifest:file-entry manifest:full-path="Pictures/10000000000004B200000238CD80DF22234BFFFF.png" manifest:media-type="image/png"/>
  <manifest:file-entry manifest:full-path="Pictures/10000000000004B200000238590DBA7D375E7102.png" manifest:media-type="image/png"/>
  <manifest:file-entry manifest:full-path="Pictures/10000000000004B2000001FC8FB82936E8CF1187.png" manifest:media-type="image/png"/>
  <manifest:file-entry manifest:full-path="Pictures/10000000000004B2000002444F8EE94478E9B120.png" manifest:media-type="image/png"/>
  <manifest:file-entry manifest:full-path="Pictures/10000000000004B2000002EC0753C70844E7978E.png" manifest:media-type="image/png"/>
  <manifest:file-entry manifest:full-path="Pictures/10000000000004B200000238E8A860D365F94061.png" manifest:media-type="image/png"/>
  <manifest:file-entry manifest:full-path="Pictures/10000000000004B2000001C5DF2B875E9DC39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1.783cm" fo:min-width="6.637cm" fo:wrap-option="no-wrap"/>
    </style:style>
    <style:style style:name="gr2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037cm" fo:min-width="5.089cm" fo:wrap-option="no-wrap"/>
    </style:style>
    <style:style style:name="gr30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6.71cm" fo:padding-top="0.203cm" fo:padding-bottom="0.203cm" fo:padding-left="0.328cm" fo:padding-right="0.328cm"/>
    </style:style>
    <style:style style:name="gr34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2.413cm" svg:x="32.34cm" svg:y="10.16cm">
          <text:p text:style-name="P2"><text:span text:style-name="T1">Record</text:span></text:p>
          <text:p text:style-name="P2"><text:span text:style-name="T1">Management</text:span>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4.572cm" svg:height="2.413cm" svg:x="32.386cm" svg:y="16.764cm">
          <text:p text:style-name="P2"><text:span text:style-name="T1">Fast</text:span></text:p>
          <text:p text:style-name="P2"><text:span text:style-name="T1">Scrolling</text:span>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7.136cm" svg:height="2.032cm" svg:x="19.153cm" svg:y="6.096cm">
          <text:p text:style-name="P2">Edit Window Title</text:p>
          <draw:enhanced-geometry svg:viewBox="0 0 21600 21600" draw:glue-points="10800 0 0 10800 10800 21600 21600 10800 ?f40 ?f41" draw:text-areas="0 0 21600 21600" draw:type="rectangular-callout" draw:modifiers="-7563.17780580076 77007.7717658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26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25.848cm" svg:y="30.887cm">
          <text:p text:style-name="P2">Edit Buttons</text:p>
          <draw:enhanced-geometry svg:viewBox="0 0 21600 21600" draw:glue-points="10800 0 0 10800 10800 21600 21600 10800 ?f40 ?f41" draw:text-areas="0 0 21600 21600" draw:type="rectangular-callout" draw:modifiers="0 -21961.23954746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3" draw:text-style-name="P1" draw:layer="layout" svg:width="31.802cm" svg:height="15.345cm" svg:x="0cm" svg:y="11.418cm">
          <draw:image xlink:href="Pictures/10000000000004B2000002444F8EE94478E9B120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3" draw:text-style-name="P1" draw:layer="layout" svg:width="31.802cm" svg:height="11.985cm" svg:x="0cm" svg:y="13.098cm">
          <draw:image xlink:href="Pictures/10000000000004B2000001C5DF2B875E9DC39A0F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7981D1145002A6E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3" draw:text-style-name="P1" draw:layer="layout" svg:width="31.802cm" svg:height="13.308cm" svg:x="0cm" svg:y="12.437cm">
          <draw:image xlink:href="Pictures/10000000000004B2000001F752E43AED35DC28EA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3" draw:text-style-name="P1" draw:layer="layout" svg:width="31.802cm" svg:height="12.408cm" svg:x="0cm" svg:y="12.887cm">
          <draw:image xlink:href="Pictures/10000000000004B2000001D5D74CE0B6BFEA5BB1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8FB82936E8CF1187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3" draw:text-style-name="P1" draw:layer="layout" svg:width="31.802cm" svg:height="15.107cm" svg:x="0cm" svg:y="11.537cm">
          <draw:image xlink:href="Pictures/10000000000004B20000023BD7C16A5F37AEA0CC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3" draw:text-style-name="P1" draw:layer="layout" svg:width="31.802cm" svg:height="23.494cm" svg:x="0cm" svg:y="7.344cm">
          <draw:image xlink:href="Pictures/10000000000004B200000378E331BC997CABA3FC.png" xlink:type="simple" xlink:show="embed" xlink:actuate="onLoad">
            <text:p/>
          </draw:image>
        </draw:frame>
        <draw:custom-shape draw:style-name="gr27" draw:text-style-name="P3" draw:layer="layout" svg:width="6.223cm" svg:height="2.032cm" svg:x="7.493cm" svg:y="5.842cm">
          <text:p text:style-name="P2">Window Title</text:p>
          <draw:enhanced-geometry svg:viewBox="0 0 21600 21600" draw:glue-points="10800 0 0 10800 10800 21600 21600 10800 ?f40 ?f41" draw:text-areas="0 0 21600 21600" draw:type="rectangular-callout" draw:modifiers="11292.8020565553 728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5.08cm" svg:height="2.286cm" svg:x="32.131cm" svg:y="13.716cm">
          <text:p text:style-name="P2">After editing</text:p>
          <text:p text:style-name="P2">citation</text:p>
          <draw:enhanced-geometry svg:viewBox="0 0 21600 21600" draw:glue-points="10800 0 0 10800 10800 21600 21600 10800 ?f40 ?f41" draw:text-areas="0 0 21600 21600" draw:type="rectangular-callout" draw:modifiers="-7677.5437905924 43077.2190642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6.223cm" svg:height="2.032cm" svg:x="17.272cm" svg:y="5.609cm">
          <text:p text:style-name="P2">Breadcrumb Path</text:p>
          <draw:enhanced-geometry svg:viewBox="0 0 21600 21600" draw:glue-points="10800 0 0 10800 10800 21600 21600 10800 ?f40 ?f41" draw:text-areas="0 0 21600 21600" draw:type="rectangular-callout" draw:modifiers="2075.32133676093 51784.7515986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Default">
        <draw:frame draw:style-name="gr13" draw:text-style-name="P1" draw:layer="layout" svg:width="31.802cm" svg:height="17.303cm" svg:x="0cm" svg:y="10.439cm">
          <draw:image xlink:href="Pictures/10000000000004B20000028E5F327895C4526B0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3" draw:text-style-name="P1" draw:layer="layout" svg:width="31.802cm" svg:height="15.768cm" svg:x="0cm" svg:y="11.654cm">
          <draw:image xlink:href="Pictures/10000000000004B200000254574CFF4AD57EBA5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3" draw:text-style-name="P1" draw:layer="layout" svg:width="31.802cm" svg:height="27.807cm" svg:x="0cm" svg:y="5.461cm">
          <draw:image xlink:href="Pictures/10000000000004B20000041BFD6CA80C5BEE0277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13" draw:text-style-name="P1" draw:layer="layout" svg:width="31.802cm" svg:height="27.463cm" svg:x="0cm" svg:y="6.111cm">
          <draw:image xlink:href="Pictures/10000000000004B20000040EF105B34CC5509B8B.png" xlink:type="simple" xlink:show="embed" xlink:actuate="onLoad">
            <text:p/>
          </draw:image>
        </draw:frame>
      </draw:page>
      <draw:page draw:name="page32" draw:style-name="dp1" draw:master-page-name="Default">
        <draw:frame draw:style-name="gr13" draw:text-style-name="P1" draw:layer="layout" svg:width="31.802cm" svg:height="20.901cm" svg:x="0cm" svg:y="9.087cm">
          <draw:image xlink:href="Pictures/10000000000004B200000316800BBC7CA719CCA4.png" xlink:type="simple" xlink:show="embed" xlink:actuate="onLoad">
            <text:p/>
          </draw:image>
        </draw:frame>
        <draw:custom-shape draw:style-name="gr29" draw:text-style-name="P3" draw:layer="layout" svg:width="5.588cm" svg:height="2.286cm" svg:x="10.922cm" svg:y="6.985cm">
          <text:p text:style-name="P2">Metadata</text:p>
          <text:p text:style-name="P2">Section Butt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4.347826086957 59737.6475732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3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0753C70844E7978E.png" xlink:type="simple" xlink:show="embed" xlink:actuate="onLoad">
            <text:p/>
          </draw:image>
        </draw:frame>
        <draw:custom-shape draw:style-name="gr30" draw:text-style-name="P3" draw:layer="layout" svg:width="5.969cm" svg:height="2.032cm" svg:x="6.985cm" svg:y="28.448cm">
          <text:p text:style-name="P2">Time Picker</text:p>
          <draw:enhanced-geometry svg:viewBox="0 0 21600 21600" draw:glue-points="10800 0 0 10800 10800 21600 21600 10800 ?f40 ?f41" draw:text-areas="0 0 21600 21600" draw:type="rectangular-callout" draw:modifiers="21997.9899497487 -24659.9114608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7.272cm" svg:y="28.421cm">
          <text:p text:style-name="P2">Clear Date</text:p>
          <text:p text:style-name="P2">and Time</text:p>
          <draw:enhanced-geometry svg:viewBox="0 0 21600 21600" draw:glue-points="10800 0 0 10800 10800 21600 21600 10800 ?f40 ?f41" draw:text-areas="0 0 21600 21600" draw:type="rectangular-callout" draw:modifiers="-412.462311557789 -232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3.81cm" svg:y="21.59cm">
          <text:p text:style-name="P2">Previous</text:p>
          <text:p text:style-name="P2">Month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9.812cm" svg:y="21.082cm">
          <text:p text:style-name="P2">Next</text:p>
          <text:p text:style-name="P2">Month</text:p>
          <draw:enhanced-geometry svg:viewBox="0 0 21600 21600" draw:glue-points="10800 0 0 10800 10800 21600 21600 10800 ?f40 ?f41" draw:text-areas="0 0 21600 21600" draw:type="rectangular-callout" draw:modifiers="-6165.22613065327 -15215.391342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5.969cm" svg:height="2.032cm" svg:x="16.383cm" svg:y="14.097cm">
          <text:p text:style-name="P2">Month Picker</text:p>
          <draw:enhanced-geometry svg:viewBox="0 0 21600 21600" draw:glue-points="10800 0 0 10800 10800 21600 21600 10800 ?f40 ?f41" draw:text-areas="0 0 21600 21600" draw:type="rectangular-callout" draw:modifiers="-4077.58793969849 50945.40088539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4" draw:style-name="dp1" draw:master-page-name="Default">
        <draw:frame draw:style-name="gr32" draw:text-style-name="P2" draw:layer="layout" svg:width="31.802cm" svg:height="11.641cm" svg:x="0cm" svg:y="14.022cm">
          <draw:image xlink:href="Pictures/10000000000004B2000001B86881DD7F2AB105BB.png" xlink:type="simple" xlink:show="embed" xlink:actuate="onLoad">
            <text:p/>
          </draw:image>
        </draw:frame>
      </draw:page>
      <draw:page draw:name="page35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C654A4BE00AC019F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18.161cm" svg:y="26.162cm">
          <text:p text:style-name="P2">Decrease</text:p>
          <draw:enhanced-geometry svg:viewBox="0 0 21600 21600" draw:glue-points="10800 0 0 10800 10800 21600 21600 10800 ?f40 ?f41" draw:text-areas="0 0 21600 21600" draw:type="rectangular-callout" draw:modifiers="-2676.21368322399 -19198.81947860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0.447cm" svg:y="22.987cm">
          <text:p text:style-name="P2">Increase</text:p>
          <draw:enhanced-geometry svg:viewBox="0 0 21600 21600" draw:glue-points="10800 0 0 10800 10800 21600 21600 10800 ?f40 ?f41" draw:text-areas="0 0 21600 21600" draw:type="rectangular-callout" draw:modifiers="-9806.03561387067 -22418.1013280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18.161cm" svg:y="14.859cm">
          <text:p text:style-name="P2">Clear Time</text:p>
          <draw:enhanced-geometry svg:viewBox="0 0 21600 21600" draw:glue-points="10800 0 0 10800 10800 21600 21600 10800 ?f40 ?f41" draw:text-areas="0 0 21600 21600" draw:type="rectangular-callout" draw:modifiers="-4064.92970946579 42849.3851451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6.731cm" svg:y="13.97cm">
          <text:p text:style-name="P2">Return to</text:p>
          <text:p text:style-name="P2">Calendar</text:p>
          <draw:enhanced-geometry svg:viewBox="0 0 21600 21600" draw:glue-points="10800 0 0 10800 10800 21600 21600 10800 ?f40 ?f41" draw:text-areas="0 0 21600 21600" draw:type="rectangular-callout" draw:modifiers="24134.5079662605 53176.5863256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draw:layer="layout" svg:width="7.366cm" svg:height="1.778cm" svg:x="11.176cm" svg:y="21.46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5.334cm" svg:height="2.286cm" svg:x="1.651cm" svg:y="24.892cm">
          <text:p text:style-name="P2">Hours, Minutes,</text:p>
          <text:p text:style-name="P2">And Seconds</text:p>
          <draw:enhanced-geometry svg:viewBox="0 0 21600 21600" draw:glue-points="10800 0 0 10800 10800 21600 21600 10800 ?f40 ?f41" draw:text-areas="0 0 21600 21600" draw:type="rectangular-callout" draw:modifiers="37503.4301780694 -23082.8159160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8-29T17:07:10.688317816</dc:date>
    <meta:editing-duration>PT2H12M39S</meta:editing-duration>
    <meta:editing-cycles>42</meta:editing-cycles>
    <meta:generator>LibreOffice/6.0.3.2$Linux_X86_64 LibreOffice_project/00m0$Build-2</meta:generator>
    <meta:document-statistic meta:object-count="82"/>
  </office:meta>
</office:document-meta>
</file>